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'Lucida Fax'" style:font-family-asian="'Lucida Fax'" style:font-family-complex="'Lucida Fax'" fo:background-color="transparent" style:use-window-font-color="true"/>
    </style:style>
    <style:style style:name="T2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3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4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5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6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7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8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9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10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11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12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13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14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15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16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17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18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19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20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21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23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24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25" style:family="text">
      <style:text-properties fo:font-size="18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26" style:family="text">
      <style:text-properties fo:font-size="24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27" style:family="text">
      <style:text-properties fo:font-size="14.00pt" fo:font-weight="bold" fo:font-family="'Lucida Fax'" style:font-family-asian="'Lucida Fax'" style:font-family-complex="'Lucida Fax'" fo:background-color="transparent" style:use-window-font-color="true"/>
    </style:style>
    <style:style style:name="T28" style:family="text">
      <style:text-properties fo:font-size="14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29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30" style:family="text">
      <style:text-properties fo:font-size="18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31" style:family="text">
      <style:text-properties fo:font-size="14.00pt" fo:font-weight="normal" fo:font-family="'Lucida Fax'" style:font-family-asian="'Lucida Fax'" style:font-family-complex="'Lucida Fax'" fo:background-color="transparent" style:use-window-font-color="true"/>
    </style:style>
    <style:style style:name="T32" style:family="text">
      <style:text-properties fo:font-size="24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33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34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35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36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37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38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39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40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41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42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43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44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45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46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47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48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49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50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51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52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53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54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55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56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57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58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59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60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61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62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63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64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65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66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67" style:family="text">
      <style:text-properties fo:font-size="16.00pt" fo:font-weight="bold" fo:font-family="'Lucida Fax'" style:font-family-asian="'Lucida Fax'" style:font-family-complex="'Lucida Fax'" fo:background-color="transparent" style:use-window-font-color="true"/>
    </style:style>
    <style:style style:name="T68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69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70" style:family="text">
      <style:text-properties fo:font-size="16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71" style:family="text">
      <style:text-properties fo:font-size="16.00pt" fo:font-weight="normal" fo:font-family="'Lucida Fax'" style:font-family-asian="'Lucida Fax'" style:font-family-complex="'Lucida Fax'" fo:background-color="transparent" style:use-window-font-color="true"/>
    </style:style>
    <style:style style:name="T72" style:family="text">
      <style:text-properties fo:font-size="24.00pt" fo:font-weight="bold" style:text-underline-mode="continuous" style:text-underline-type="single" style:text-underline-style="solid" style:text-underline-width="normal" fo:font-family="'Lucida Fax'" style:font-family-asian="'Lucida Fax'" style:font-family-complex="'Lucida Fax'" fo:background-color="transparent" style:use-window-font-color="true"/>
    </style:style>
    <style:style style:name="T73" style:family="text">
      <style:text-properties fo:font-size="24.00pt" fo:font-weight="bold" fo:font-family="'Lucida Fax'" style:font-family-asian="'Lucida Fax'" style:font-family-complex="'Lucida Fax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DULE: 5 (Database)</text:span></text:p>
      <text:p text:style-name="P1"><text:span text:style-name="T1"/></text:p>
      <text:p text:style-name="P1"><text:span text:style-name="T2">1. What do you understand By Database?</text:span></text:p>
      <text:p text:style-name="P1"><text:span text:style-name="T2">ans:<text:s/></text:span><text:span text:style-name="T3">Database is a software used to organize the data,sort the data etc.Images, video,audio anything can be attached in it , easy for beginners too.</text:span></text:p>
      <text:p text:style-name="P1"><text:span text:style-name="T4">2. What is Normalization?</text:span></text:p>
      <text:p text:style-name="P1"><text:span text:style-name="T4">ans:<text:s/></text:span><text:span text:style-name="T5">It is the prosses of structuring a relationla database in accordance with a<text:s text:c="2"/>series of so called normal forms in order t reduce data refundancy and improve data intergrity.</text:span></text:p>
      <text:p text:style-name="P1"><text:span text:style-name="T6">3. What is Difference between DBMS and RDBMS?</text:span></text:p>
      <text:p text:style-name="P1"><text:span text:style-name="T6">ans:</text:span><text:span text:style-name="T7"><text:s/></text:span></text:p>
      <text:p text:style-name="P1"><text:span text:style-name="T7">DBMS: Databse management system ,its a ttype of software that is typically used to manage the data flow, such as insertion ,updating,deleting and retrieving so that it meaintains the uniformility.</text:span></text:p>
      <text:p text:style-name="P1"><text:span text:style-name="T7"/></text:p>
      <text:p text:style-name="P1"><text:span text:style-name="T7">RDBMS:Realational Database managrment stytem,a sit is used to create or maintain using key constraints.</text:span></text:p>
      <text:p text:style-name="P1"><text:span text:style-name="T8">4. What is MF Cod Rule of RDBMS Systems?</text:span></text:p>
      <text:p text:style-name="P1"><text:span text:style-name="T8">ans:<text:s/></text:span><text:span text:style-name="T9">Codd's rule in DBMSalso know as codd's 12rules/commandmentsdatabase management system</text:span><text:span text:style-name="T10"/></text:p>
      <text:p text:style-name="P1"><text:span text:style-name="T10">5. What do you understand By Data Redundancy?</text:span></text:p>
      <text:p text:style-name="P1"><text:span text:style-name="T10">ans:</text:span><text:span text:style-name="T11">Data redudancy is a proccess of keeing data in ,ore than one organizaqrion.</text:span><text:span text:style-name="T12"/></text:p>
      <text:p text:style-name="P1"><text:span text:style-name="T12">6. What is DDL Interpreter?</text:span></text:p>
      <text:p text:style-name="P1"><text:span text:style-name="T12">ans</text:span><text:span text:style-name="T13">:(Data Definition Language)instruction and stores the record in a data dictionary n query optimizer.</text:span></text:p>
      <text:p text:style-name="P1"><text:span text:style-name="T14">7. What is DML Compiler in SQL?</text:span></text:p>
      <text:p text:style-name="P1"><text:span text:style-name="T14">ans:</text:span><text:span text:style-name="T15">(Data manipulation language) refers to a computer programming language that allows ypu to add ,delete,alter data in a database.</text:span><text:span text:style-name="T16"/></text:p>
      <text:p text:style-name="P1"><text:span text:style-name="T16">8. What is SQL Key Constraints writing an Example of SQL Key Constraints</text:span></text:p>
      <text:p text:style-name="P1"><text:span text:style-name="T16">ans:<text:s/></text:span><text:span text:style-name="T17">Constraits can be specified when the table is created with the CREATE TABLE statement or after the tabke is created and modifies with the altr table statement.</text:span><text:span text:style-name="T18"/></text:p>
      <text:p text:style-name="P1"><text:span text:style-name="T18">9. What is save Point? How to create a save Point write a Query?</text:span></text:p>
      <text:p text:style-name="P1"><text:span text:style-name="T18">ans:<text:s/></text:span><text:span text:style-name="T19"><text:s/>it is a point in a ttransaction in which you can roll the transaction back to a certain point without rolling back the entire transaction.</text:span><text:span text:style-name="T20"/></text:p>
      <text:p text:style-name="P1"><text:span text:style-name="T20">10.What is trigger and how to create a Trigger in SQL?</text:span></text:p>
      <text:p text:style-name="P1"><text:span text:style-name="T20">ans:<text:s/></text:span><text:span text:style-name="T21">It allows u to specify SQL actions that should be executed automatically when a specific event occurs in the database.</text:span></text:p>
      <text:p text:style-name="P1"><text:span text:style-name="T21"/></text:p>
      <text:p text:style-name="P1"><text:span text:style-name="T21"/></text:p>
      <text:p text:style-name="P1"><text:span text:style-name="T22">1. Create Table Name : Student and Exam</text:span></text:p>
      <text:p text:style-name="P1"><text:span text:style-name="T22">Code:</text:span></text:p>
      <text:p text:style-name="P1"><text:span text:style-name="T23">create database form;</text:span></text:p>
      <text:p text:style-name="P1"><text:span text:style-name="T23">use form;</text:span></text:p>
      <text:p text:style-name="P1"><text:span text:style-name="T23">create table Student(</text:span></text:p>
      <text:p text:style-name="P1"><text:span text:style-name="T23">Rollno int primary key,</text:span></text:p>
      <text:p text:style-name="P1"><text:span text:style-name="T23">Name varchar(50),</text:span></text:p>
      <text:p text:style-name="P1"><text:span text:style-name="T23">Branch varchar(50)</text:span></text:p>
      <text:p text:style-name="P1"><text:span text:style-name="T23">);</text:span></text:p>
      <text:p text:style-name="P1"><text:span text:style-name="T23">insert into Student(Rollno,Name,Branch) values</text:span></text:p>
      <text:p text:style-name="P1"><text:span text:style-name="T23">(1,"Jay","Computer Science");</text:span></text:p>
      <text:p text:style-name="P1"><text:span text:style-name="T23">insert into Student(Rollno,Name,Branch) values</text:span></text:p>
      <text:p text:style-name="P1"><text:span text:style-name="T23">(2,"Suhani","Electric and Com");</text:span></text:p>
      <text:p text:style-name="P1"><text:span text:style-name="T23">insert into Student(Rollno,Name,Branch) values</text:span></text:p>
      <text:p text:style-name="P1"><text:span text:style-name="T23">(3,"Kriti","Electric and Com");</text:span></text:p>
      <text:p text:style-name="P1"><text:span text:style-name="T23"/></text:p>
      <text:p text:style-name="P1"><text:span text:style-name="T23">select * from Student;</text:span></text:p>
      <text:p text:style-name="P1"><text:span text:style-name="T23"/></text:p>
      <text:p text:style-name="P1"><text:span text:style-name="T23"/></text:p>
      <text:p text:style-name="P1"><text:span text:style-name="T23">create table Exam1(</text:span></text:p>
      <text:p text:style-name="P1"><text:span text:style-name="T23">Rollno int,</text:span></text:p>
      <text:p text:style-name="P1"><text:span text:style-name="T23">S_code varchar(7),</text:span></text:p>
      <text:p text:style-name="P1"><text:span text:style-name="T23">Marks int ,</text:span></text:p>
      <text:p text:style-name="P1"><text:span text:style-name="T23">P_code varchar(2)</text:span></text:p>
      <text:p text:style-name="P1"><text:span text:style-name="T23">);</text:span></text:p>
      <text:p text:style-name="P1"><text:span text:style-name="T23"/></text:p>
      <text:p text:style-name="P1"><text:span text:style-name="T23">insert into Exam1 (Rollno,S_code,Marks,P_code) values</text:span></text:p>
      <text:p text:style-name="P1"><text:span text:style-name="T23">(1,"CS11",50,"CS");</text:span></text:p>
      <text:p text:style-name="P1"><text:span text:style-name="T23">insert into Exam1 (Rollno,S_code,Marks,P_code) values</text:span></text:p>
      <text:p text:style-name="P1"><text:span text:style-name="T23">(1,"CS11",60,"CS");</text:span></text:p>
      <text:p text:style-name="P1"><text:span text:style-name="T23">insert into Exam1(Rollno,S_code,Marks,P_code) values</text:span></text:p>
      <text:p text:style-name="P1"><text:span text:style-name="T23">(2,"EC101",66,"EC");</text:span></text:p>
      <text:p text:style-name="P1"><text:span text:style-name="T23">insert into Exam1(Rollno,S_code,Marks,P_code) values</text:span></text:p>
      <text:p text:style-name="P1"><text:span text:style-name="T23">(2,"EC102",70,"EC");</text:span></text:p>
      <text:p text:style-name="P1"><text:span text:style-name="T23">insert into Exam1(Rollno,S_code,Marks,P_code) values</text:span></text:p>
      <text:p text:style-name="P1"><text:span text:style-name="T23">(3,"EC101",45,"EC");</text:span></text:p>
      <text:p text:style-name="P1"><text:span text:style-name="T23">insert into Exam1(Rollno,S_code,Marks,P_code) values</text:span></text:p>
      <text:p text:style-name="P1"><text:span text:style-name="T23">(3,"EC102",50,"EC");</text:span></text:p>
      <text:p text:style-name="P1"><text:span text:style-name="T23"/></text:p>
      <text:p text:style-name="P1"><text:span text:style-name="T23">select * from Exam1;</text:span><text:span text:style-name="T24"/></text:p>
      <text:p text:style-name="P1"><text:span text:style-name="T25">Output:</text:span><text:span text:style-name="T26"/></text:p>
      <text:p text:style-name="P2"><draw:frame text:anchor-type="as-char" svg:width="78.58mm" svg:height="56.89mm" style:rel-width="scale" style:rel-height="scale"><draw:object-ole xlink:href="OleObj1"/><draw:image xlink:href="ObjectReplacements/OleObj1"/></draw:frame><text:span text:style-name="T26"/></text:p>
      <text:p text:style-name="P2"><draw:frame text:anchor-type="as-char" svg:width="87.31mm" svg:height="57.41mm" style:rel-width="scale" style:rel-height="scale"><draw:object-ole xlink:href="OleObj2"/><draw:image xlink:href="ObjectReplacements/OleObj2"/></draw:frame><text:span text:style-name="T26"/></text:p>
      <text:p text:style-name="P2"><text:span text:style-name="T26"/></text:p>
      <text:p text:style-name="P2"><text:span text:style-name="T27">2. Create a table named Employee and Incentives.</text:span></text:p>
      <text:p text:style-name="P2"><text:span text:style-name="T28">Code:</text:span></text:p>
      <text:p text:style-name="P2"><text:span text:style-name="T29">-- Create the Example table</text:span></text:p>
      <text:p text:style-name="P2"><text:span text:style-name="T29">CREATE TABLE Employee (</text:span></text:p>
      <text:p text:style-name="P2"><text:span text:style-name="T29">EmployeeID INT PRIMARY KEY,</text:span></text:p>
      <text:p text:style-name="P2"><text:span text:style-name="T29">FirstName VARCHAR(50),</text:span></text:p>
      <text:p text:style-name="P2"><text:span text:style-name="T29">LastName VARCHAR(50),</text:span></text:p>
      <text:p text:style-name="P2"><text:span text:style-name="T29">Salary INT,</text:span></text:p>
      <text:p text:style-name="P2"><text:span text:style-name="T29">JoiningDate DATETIME,</text:span></text:p>
      <text:p text:style-name="P2"><text:span text:style-name="T29">Department VARCHAR(50)</text:span></text:p>
      <text:p text:style-name="P2"><text:span text:style-name="T29">);</text:span></text:p>
      <text:p text:style-name="P2"><text:span text:style-name="T29">-- Insert data into the Example table</text:span></text:p>
      <text:p text:style-name="P2"><text:span text:style-name="T29">insert into Employee (EmployeeID, FirstName, LastName, Salary, JoiningDate,</text:span></text:p>
      <text:p text:style-name="P2"><text:span text:style-name="T29">Department)</text:span></text:p>
      <text:p text:style-name="P2"><text:span text:style-name="T29">VALUES</text:span></text:p>
      <text:p text:style-name="P2"><text:span text:style-name="T29">(1, 'John', 'Abraham', 1000000, '2013-01-01 12:00:00', 'Banking'),</text:span></text:p>
      <text:p text:style-name="P2"><text:span text:style-name="T29">(2, 'Michael', 'Clarke', 800000, '2013-01-01 12:00:00', 'Insurance'),</text:span></text:p>
      <text:p text:style-name="P2"><text:span text:style-name="T29">(3, 'Roy', 'Thomas', 700000, '2013-02-01 12:00:00', 'Banking'),</text:span></text:p>
      <text:p text:style-name="P2"><text:span text:style-name="T29">(4, 'Tom', 'Jose', 600000, '2013-02-01 12:00:00', 'Insurance'),</text:span></text:p>
      <text:p text:style-name="P2"><text:span text:style-name="T29">(5, 'Jerry', 'Pinto', 650000, '2013-02-01 12:00:00', 'Insurance'),</text:span></text:p>
      <text:p text:style-name="P2"><text:span text:style-name="T29">(6, 'Philip', 'Mathew', 750000, '2013-01-01 12:00:00', 'Services'),</text:span></text:p>
      <text:p text:style-name="P2"><text:span text:style-name="T29">(7, 'TestName1', '123', 650000, '2013-01-01 12:00:00', 'Services'),</text:span></text:p>
      <text:p text:style-name="P2"><text:span text:style-name="T29">(8, 'TestName2', 'Lname%', 600000, '2013-02-01 12:00:00', 'Insurance');</text:span></text:p>
      <text:p text:style-name="P2"><text:span text:style-name="T29">create table Incentive (</text:span></text:p>
      <text:p text:style-name="P2"><text:span text:style-name="T29">Employee_ref_id INT,</text:span></text:p>
      <text:p text:style-name="P2"><text:span text:style-name="T29">Incentive_date DATETIME,</text:span></text:p>
      <text:p text:style-name="P2"><text:span text:style-name="T29">Incentive_amount INT,</text:span></text:p>
      <text:p text:style-name="P2"><text:span text:style-name="T29">foreign key (Employee_ref_id) REFERENCES Employee(EmployeeID)</text:span></text:p>
      <text:p text:style-name="P2"><text:span text:style-name="T29">);</text:span></text:p>
      <text:p text:style-name="P2"><text:span text:style-name="T29"><text:s/>Insert data into the Incentive table</text:span></text:p>
      <text:p text:style-name="P2"><text:span text:style-name="T29">insert intpo Incentive (Employee_ref_id, Incentive_date, Incentive_amount)</text:span></text:p>
      <text:p text:style-name="P2"><text:span text:style-name="T29">values</text:span></text:p>
      <text:p text:style-name="P2"><text:span text:style-name="T29">(1, '2013-02-01', 5000),</text:span></text:p>
      <text:p text:style-name="P2"><text:span text:style-name="T29">(2, '2013-02-01', 3000),</text:span></text:p>
      <text:p text:style-name="P2"><text:span text:style-name="T29">(3, '2013-02-01', 4000),</text:span></text:p>
      <text:p text:style-name="P2"><text:span text:style-name="T29">(1, '2013-01-01', 4500),</text:span></text:p>
      <text:p text:style-name="P2"><text:span text:style-name="T29">(2, '2013-01-01', 3500);</text:span></text:p>
      <text:p text:style-name="P2"><text:span text:style-name="T30">Output:</text:span><text:span text:style-name="T31"/></text:p>
      <text:p text:style-name="P2"><draw:frame text:anchor-type="as-char" svg:width="97.63mm" svg:height="54.50mm" style:rel-width="scale" style:rel-height="scale"><draw:object-ole xlink:href="OleObj3"/><draw:image xlink:href="ObjectReplacements/OleObj3"/></draw:frame><text:span text:style-name="T32"/></text:p>
      <text:p text:style-name="P2"><draw:frame text:anchor-type="as-char" svg:width="136.00mm" svg:height="67.73mm" style:rel-width="scale" style:rel-height="scale"><draw:object-ole xlink:href="OleObj4"/><draw:image xlink:href="ObjectReplacements/OleObj4"/></draw:frame><text:span text:style-name="T32"/></text:p>
      <text:p text:style-name="P2"><text:span text:style-name="T33">3. Get First_Name from employee table using Tom name “Employee Name”.</text:span></text:p>
      <text:p text:style-name="P2"><draw:frame text:anchor-type="as-char" svg:width="34.93mm" svg:height="17.20mm" style:rel-width="scale" style:rel-height="scale"><draw:object-ole xlink:href="OleObj5"/><draw:image xlink:href="ObjectReplacements/OleObj5"/></draw:frame><text:span text:style-name="T33"/></text:p>
      <text:p text:style-name="P2"><text:span text:style-name="T33">4. Get FIRST_NAME, Joining Date, and Salary from employee table.</text:span></text:p>
      <text:p text:style-name="P2"><draw:frame text:anchor-type="as-char" svg:width="80.43mm" svg:height="43.39mm" style:rel-width="scale" style:rel-height="scale"><draw:object-ole xlink:href="OleObj6"/><draw:image xlink:href="ObjectReplacements/OleObj6"/></draw:frame><text:span text:style-name="T33"/></text:p>
      <text:p text:style-name="P2"><text:span text:style-name="T33"/></text:p>
      <text:p text:style-name="P2"><text:span text:style-name="T33">5. Get all employee details from the employee table order by First_Name</text:span></text:p>
      <text:p text:style-name="P2"><text:span text:style-name="T33">Ascending and Salary descending?</text:span></text:p>
      <text:p text:style-name="P2"><draw:frame text:anchor-type="as-char" svg:width="138.11mm" svg:height="56.62mm" style:rel-width="scale" style:rel-height="scale"><draw:object-ole xlink:href="OleObj7"/><draw:image xlink:href="ObjectReplacements/OleObj7"/></draw:frame><text:span text:style-name="T33"/></text:p>
      <text:p text:style-name="P2"><text:span text:style-name="T33">6. Get employee details from employee table whose first name contains ‘J’.</text:span></text:p>
      <text:p text:style-name="P2"><draw:frame text:anchor-type="as-char" svg:width="138.91mm" svg:height="21.70mm" style:rel-width="scale" style:rel-height="scale"><draw:object-ole xlink:href="OleObj8"/><draw:image xlink:href="ObjectReplacements/OleObj8"/></draw:frame><text:span text:style-name="T33"/></text:p>
      <text:p text:style-name="P2"><text:span text:style-name="T33">7. Get department wise maximum salary from employee table order by salaryascending?</text:span></text:p>
      <text:p text:style-name="P2"><draw:frame text:anchor-type="as-char" svg:width="57.15mm" svg:height="28.84mm" style:rel-width="scale" style:rel-height="scale"><draw:object-ole xlink:href="OleObj9"/><draw:image xlink:href="ObjectReplacements/OleObj9"/></draw:frame><text:span text:style-name="T33"/></text:p>
      <text:p text:style-name="P2"><text:span text:style-name="T33">9. Select first_name, incentive amount from employee and incentives table for those employees who have incentives and incentive amount greater than 3000</text:span></text:p>
      <text:p text:style-name="P2"><draw:frame text:anchor-type="as-char" svg:width="58.21mm" svg:height="30.96mm" style:rel-width="scale" style:rel-height="scale"><draw:object-ole xlink:href="OleObj10"/><draw:image xlink:href="ObjectReplacements/OleObj10"/></draw:frame><text:span text:style-name="T33"/></text:p>
      <text:p text:style-name="P2"><text:span text:style-name="T33">10. Create After Insert trigger on Employee table which insert records in viewtable</text:span></text:p>
      <text:p text:style-name="P2"><text:span text:style-name="T33">Code:</text:span><text:span text:style-name="T34"/></text:p>
      <text:p text:style-name="P2"><text:span text:style-name="T34">create trigger after_employee_insert</text:span></text:p>
      <text:p text:style-name="P2"><text:span text:style-name="T34">INSERT INTO viewtable (EmployeeID, FirstName, LastName, Salary, JoiningDate,</text:span></text:p>
      <text:p text:style-name="P2"><text:span text:style-name="T34"/></text:p>
      <text:p text:style-name="P2"><text:span text:style-name="T34">VALUES (NEW.EmployeeID, NEW.FirstName, NEW.LastName, NEW.Salary,</text:span></text:p>
      <text:p text:style-name="P2"><text:span text:style-name="T34">NEW.JoiningDate, NEW.Department);</text:span></text:p>
      <text:p text:style-name="P2"><text:span text:style-name="T35">11.Create table given below: Salesperson and Customer</text:span></text:p>
      <text:p text:style-name="P2"><text:span text:style-name="T36">Code:</text:span></text:p>
      <text:p text:style-name="P2"><text:span text:style-name="T37">-- Create Salesperson table</text:span></text:p>
      <text:p text:style-name="P2"><text:span text:style-name="T37">CREATE TABLE Salesperson (</text:span></text:p>
      <text:p text:style-name="P2"><text:span text:style-name="T37">SNo INT PRIMARY KEY,</text:span></text:p>
      <text:p text:style-name="P2"><text:span text:style-name="T37">SName VARCHAR(50),</text:span></text:p>
      <text:p text:style-name="P2"><text:span text:style-name="T37">City VARCHAR(50),</text:span></text:p>
      <text:p text:style-name="P2"><text:span text:style-name="T37">Comm INT</text:span></text:p>
      <text:p text:style-name="P2"><text:span text:style-name="T37">);</text:span></text:p>
      <text:p text:style-name="P2"><text:span text:style-name="T37">-- Insert data into Salesperson table</text:span></text:p>
      <text:p text:style-name="P2"><text:span text:style-name="T37">INSERT INTO Salesperson (SNo, SName, City, Comm)</text:span></text:p>
      <text:p text:style-name="P2"><text:span text:style-name="T37">VALUES</text:span></text:p>
      <text:p text:style-name="P2"><text:span text:style-name="T37">(1001, 'Peel', 'London', 12),</text:span></text:p>
      <text:p text:style-name="P2"><text:span text:style-name="T37">(1002, 'Serres', 'San Jose', 13),</text:span></text:p>
      <text:p text:style-name="P2"><text:span text:style-name="T37">(1004, 'Motika', 'London', 11),</text:span></text:p>
      <text:p text:style-name="P2"><text:span text:style-name="T37">(1007, 'Rafkin', 'Barcelona', 15),</text:span></text:p>
      <text:p text:style-name="P2"><text:span text:style-name="T37">(1003, 'Axelrod', 'New York', 1);</text:span></text:p>
      <text:p text:style-name="P2"><text:span text:style-name="T37">-- Create Customer table</text:span></text:p>
      <text:p text:style-name="P2"><text:span text:style-name="T37">CREATE TABLE Customer (</text:span></text:p>
      <text:p text:style-name="P2"><text:span text:style-name="T37">CNM INT PRIMARY KEY,</text:span></text:p>
      <text:p text:style-name="P2"><text:span text:style-name="T37">CName VARCHAR(50),</text:span></text:p>
      <text:p text:style-name="P2"><text:span text:style-name="T37">City VARCHAR(50),</text:span></text:p>
      <text:p text:style-name="P2"><text:span text:style-name="T37">Rating INT,</text:span></text:p>
      <text:p text:style-name="P2"><text:span text:style-name="T37">SNo INT,</text:span></text:p>
      <text:p text:style-name="P2"><text:span text:style-name="T37">FOREIGN KEY (SNo) REFERENCES Salesperson(SNo)</text:span></text:p>
      <text:p text:style-name="P2"><text:span text:style-name="T37">);</text:span></text:p>
      <text:p text:style-name="P2"><text:span text:style-name="T37">-- Insert data into Customer table</text:span></text:p>
      <text:p text:style-name="P2"><text:span text:style-name="T37">INSERT INTO Customer (CNM, CName, City, Rating, SNo)</text:span></text:p>
      <text:p text:style-name="P2"><text:span text:style-name="T37">VALUES</text:span></text:p>
      <text:p text:style-name="P2"><text:span text:style-name="T37">(201, 'Hoffman', 'London', 100, 1001),</text:span></text:p>
      <text:p text:style-name="P2"><text:span text:style-name="T37">(202, 'Giovanne', 'Roe', 200, 1003),</text:span></text:p>
      <text:p text:style-name="P2"><text:span text:style-name="T37">(203, 'Liu', 'San Jose', 300, 1002),</text:span></text:p>
      <text:p text:style-name="P2"><text:span text:style-name="T37">(204, 'Grass', 'Barcelona', 100, 1002),</text:span></text:p>
      <text:p text:style-name="P2"><text:span text:style-name="T37">(206, 'Clemens', 'London', 300, 1007),</text:span></text:p>
      <text:p text:style-name="P2"><text:span text:style-name="T37">(207, 'Pereira', 'Roe', 100, 1004);</text:span></text:p>
      <text:p text:style-name="P2"><text:span text:style-name="T37">select * from Salesperson;</text:span></text:p>
      <text:p text:style-name="P2"><text:span text:style-name="T37">select * from Customer;</text:span><text:span text:style-name="T38"/></text:p>
      <text:p text:style-name="P2"><text:span text:style-name="T38">Output:</text:span></text:p>
      <text:p text:style-name="P2"><draw:frame text:anchor-type="as-char" svg:width="78.58mm" svg:height="50.54mm" style:rel-width="scale" style:rel-height="scale"><draw:object-ole xlink:href="OleObj11"/><draw:image xlink:href="ObjectReplacements/OleObj11"/></draw:frame><text:span text:style-name="T38"/></text:p>
      <text:p text:style-name="P2"><draw:frame text:anchor-type="as-char" svg:width="71.17mm" svg:height="40.22mm" style:rel-width="scale" style:rel-height="scale"><draw:object-ole xlink:href="OleObj12"/><draw:image xlink:href="ObjectReplacements/OleObj12"/></draw:frame><text:span text:style-name="T38"/></text:p>
      <text:p text:style-name="P2"><text:span text:style-name="T39">14.Names and cities of all salespeople in London with commission above 0.12</text:span></text:p>
      <text:p text:style-name="P2"><text:span text:style-name="T39">Code:</text:span></text:p>
      <text:p text:style-name="P2"><text:span text:style-name="T40">select SName, city</text:span></text:p>
      <text:p text:style-name="P2"><text:span text:style-name="T40">from Salesperson</text:span></text:p>
      <text:p text:style-name="P2"><text:span text:style-name="T40">where City = 'London' AND Comm &gt; 0.12;</text:span></text:p>
      <text:p text:style-name="P2"><text:span text:style-name="T41">Output:</text:span></text:p>
      <text:p text:style-name="P2"><draw:frame text:anchor-type="as-char" svg:width="37.57mm" svg:height="16.93mm" style:rel-width="scale" style:rel-height="scale"><draw:object-ole xlink:href="OleObj13"/><draw:image xlink:href="ObjectReplacements/OleObj13"/></draw:frame><text:span text:style-name="T41"/></text:p>
      <text:p text:style-name="P2"><text:span text:style-name="T41"/></text:p>
      <text:p text:style-name="P2"><text:span text:style-name="T41">15.All salespeople either in Barcelona or in London</text:span></text:p>
      <text:p text:style-name="P2"><text:span text:style-name="T41">Code:</text:span></text:p>
      <text:p text:style-name="P2"><text:span text:style-name="T42">SELECT *</text:span></text:p>
      <text:p text:style-name="P2"><text:span text:style-name="T42">FROM Salesperson</text:span></text:p>
      <text:p text:style-name="P2"><text:span text:style-name="T42">WHERE City IN ('Barcelona', 'London');</text:span></text:p>
      <text:p text:style-name="P2"><text:span text:style-name="T43">Output:</text:span></text:p>
      <text:p text:style-name="P2"><text:span text:style-name="T43"><text:s/></text:span></text:p>
      <text:p text:style-name="P2"><draw:frame text:anchor-type="as-char" svg:width="56.89mm" svg:height="23.81mm" style:rel-width="scale" style:rel-height="scale"><draw:object-ole xlink:href="OleObj14"/><draw:image xlink:href="ObjectReplacements/OleObj14"/></draw:frame><text:span text:style-name="T43"/></text:p>
      <text:p text:style-name="P2"><text:span text:style-name="T43"/></text:p>
      <text:p text:style-name="P2"><text:span text:style-name="T43">16.All salespeople with commission between 0.10 and 0.12. (Boundary valuesshould be excluded).</text:span></text:p>
      <text:p text:style-name="P2"><text:span text:style-name="T43">Code:</text:span></text:p>
      <text:p text:style-name="P2"><text:span text:style-name="T44">SELECT *</text:span></text:p>
      <text:p text:style-name="P2"><text:span text:style-name="T44">FROM Salesperson</text:span></text:p>
      <text:p text:style-name="P2"><text:span text:style-name="T44">WHERE Comm &gt; 0.10 AND Comm &lt; 0.12;</text:span></text:p>
      <text:p text:style-name="P2"><text:span text:style-name="T45">Output:</text:span></text:p>
      <text:p text:style-name="P2"><text:span text:style-name="T46">All values will be null.</text:span><text:span text:style-name="T47"/></text:p>
      <text:p text:style-name="P2"><text:span text:style-name="T47">17.All customers excluding those with rating &lt;= 100 unless they are located in Rome<text:line-break/></text:span></text:p>
      <text:p text:style-name="P2"><text:span text:style-name="T47">Code:</text:span></text:p>
      <text:p text:style-name="P2"><text:span text:style-name="T48">SELECT *</text:span></text:p>
      <text:p text:style-name="P2"><text:span text:style-name="T48">FROM Customer</text:span></text:p>
      <text:p text:style-name="P2"><text:span text:style-name="T48">WHERE Rating &gt; 100 OR (Rating &lt;= 100 AND City = 'Rome');</text:span></text:p>
      <text:p text:style-name="P2"><text:span text:style-name="T49">Output:</text:span></text:p>
      <text:p text:style-name="P2"><draw:frame text:anchor-type="as-char" svg:width="71.44mm" svg:height="26.72mm" style:rel-width="scale" style:rel-height="scale"><draw:object-ole xlink:href="OleObj15"/><draw:image xlink:href="ObjectReplacements/OleObj15"/></draw:frame><text:span text:style-name="T49"/></text:p>
      <text:p text:style-name="P2"><text:span text:style-name="T49">18. Write a SQL statement that displays all the information about all salespeople</text:span></text:p>
      <text:p text:style-name="P2"><text:span text:style-name="T49">Code:</text:span></text:p>
      <text:p text:style-name="P2"><text:span text:style-name="T50">-- Create the salespeople table</text:span></text:p>
      <text:p text:style-name="P2"><text:span text:style-name="T50">CREATE TABLE salespeople (</text:span></text:p>
      <text:p text:style-name="P2"><text:span text:style-name="T50">salesman_id INT PRIMARY KEY,</text:span></text:p>
      <text:p text:style-name="P2"><text:span text:style-name="T50">name VARCHAR(50),</text:span></text:p>
      <text:p text:style-name="P2"><text:span text:style-name="T50">city VARCHAR(50),</text:span></text:p>
      <text:p text:style-name="P2"><text:span text:style-name="T50">commission DECIMAL(5, 2)</text:span></text:p>
      <text:p text:style-name="P2"><text:span text:style-name="T50">);</text:span></text:p>
      <text:p text:style-name="P2"><text:span text:style-name="T50">-- Insert records into the salespeople table</text:span></text:p>
      <text:p text:style-name="P2"><text:span text:style-name="T50">INSERT INTO salespeople (salesman_id, name, city, commission)</text:span></text:p>
      <text:p text:style-name="P2"><text:span text:style-name="T50">VALUES</text:span></text:p>
      <text:p text:style-name="P2"><text:span text:style-name="T50">(5001, 'James Hoog', 'New York', 0.15),</text:span></text:p>
      <text:p text:style-name="P2"><text:span text:style-name="T50">(5002, 'Nail Knite', 'Paris', 0.13),</text:span></text:p>
      <text:p text:style-name="P2"><text:span text:style-name="T50">(5005, 'Pit Alex', 'London', 0.11),</text:span></text:p>
      <text:p text:style-name="P2"><text:span text:style-name="T50">(5006, 'Mc Lyon', 'Paris', 0.14),</text:span></text:p>
      <text:p text:style-name="P2"><text:span text:style-name="T50">(5007, 'Paul Adam', 'Rome', 0.13),</text:span></text:p>
      <text:p text:style-name="P2"><text:span text:style-name="T50">(5003, 'Lauson Hen', 'San Jose', 0.12);</text:span></text:p>
      <text:p text:style-name="P2"><text:span text:style-name="T50">select * from salespeople;</text:span><text:span text:style-name="T51"/></text:p>
      <text:p text:style-name="P2"><text:span text:style-name="T51">Output:</text:span></text:p>
      <text:p text:style-name="P2"><draw:frame text:anchor-type="as-char" svg:width="86.25mm" svg:height="54.24mm" style:rel-width="scale" style:rel-height="scale"><draw:object-ole xlink:href="OleObj16"/><draw:image xlink:href="ObjectReplacements/OleObj16"/></draw:frame><text:span text:style-name="T51"/></text:p>
      <text:p text:style-name="P2"><text:span text:style-name="T51">19. From the following table, write a SQL query to find orders that are delivered by a salesperson with ID. 5001. Return ord_no, ord_date,purch_amt.</text:span></text:p>
      <text:p text:style-name="P2"><text:span text:style-name="T52">Code:</text:span></text:p>
      <text:p text:style-name="P2"><text:span text:style-name="T53">-- Create the orders table</text:span></text:p>
      <text:p text:style-name="P2"><text:span text:style-name="T53">CREATE TABLE orders (</text:span></text:p>
      <text:p text:style-name="P2"><text:span text:style-name="T53">ord_no INT PRIMARY KEY,</text:span></text:p>
      <text:p text:style-name="P2"><text:span text:style-name="T53">purch_amt DECIMAL(10, 2),</text:span></text:p>
      <text:p text:style-name="P2"><text:span text:style-name="T53">ord_date DATE,</text:span></text:p>
      <text:p text:style-name="P2"><text:span text:style-name="T53">customer_id INT,</text:span></text:p>
      <text:p text:style-name="P2"><text:span text:style-name="T53">salesman_id INT</text:span></text:p>
      <text:p text:style-name="P2"><text:span text:style-name="T53">);</text:span></text:p>
      <text:p text:style-name="P2"><text:span text:style-name="T53">-- Insert records into the orders table</text:span></text:p>
      <text:p text:style-name="P2"><text:span text:style-name="T53">INSERT INTO orders (ord_no, purch_amt, ord_date, customer_id, salesman_id)</text:span></text:p>
      <text:p text:style-name="P2"><text:span text:style-name="T53">VALUES</text:span></text:p>
      <text:p text:style-name="P2"><text:span text:style-name="T53">(70001, 150.5, '2012-10-05', 3005, 5002),</text:span></text:p>
      <text:p text:style-name="P2"><text:span text:style-name="T53">(70009, 270.65, '2012-09-10', 3001, 5005),</text:span></text:p>
      <text:p text:style-name="P2"><text:span text:style-name="T53">(70002, 65.26, '2012-10-05', 3002, 5001),</text:span></text:p>
      <text:p text:style-name="P2"><text:span text:style-name="T53">(70004, 110.5, '2012-08-17', 3009, 5003),</text:span></text:p>
      <text:p text:style-name="P2"><text:span text:style-name="T53">(70007, 948.5, '2012-09-10', 3005, 5002),</text:span></text:p>
      <text:p text:style-name="P2"><text:span text:style-name="T53">(70005, 2400.6, '2012-07-27', 3007, 5001),</text:span></text:p>
      <text:p text:style-name="P2"><text:span text:style-name="T53">(70008, 5760, '2012-09-10', 3002, 5001),</text:span></text:p>
      <text:p text:style-name="P2"><text:span text:style-name="T53">(70010, 1983.43, '2012-10-10', 3004, 5006),</text:span></text:p>
      <text:p text:style-name="P2"><text:span text:style-name="T53">(70003, 2480.4, '2012-10-10', 3009, 5003),</text:span></text:p>
      <text:p text:style-name="P2"><text:span text:style-name="T53">(70012, 250.45, '2012-06-27', 3008, 5002),</text:span></text:p>
      <text:p text:style-name="P2"><text:span text:style-name="T53">(70011, 75.29, '2012-08-17', 3003, 5007),</text:span></text:p>
      <text:p text:style-name="P2"><text:span text:style-name="T53">(70013, 3045.6, '2012-04-25', 3002, 5001);</text:span></text:p>
      <text:p text:style-name="P2"><text:span text:style-name="T53">SELECT ord_no, ord_date, purch_amt</text:span></text:p>
      <text:p text:style-name="P2"><text:span text:style-name="T53">FROM orders</text:span></text:p>
      <text:p text:style-name="P2"><text:span text:style-name="T53">WHERE salesman_id = 5001;</text:span><text:span text:style-name="T54"/></text:p>
      <text:p text:style-name="P2"><text:span text:style-name="T54">Output:</text:span></text:p>
      <text:p text:style-name="P2"><draw:frame text:anchor-type="as-char" svg:width="60.59mm" svg:height="38.10mm" style:rel-width="scale" style:rel-height="scale"><draw:object-ole xlink:href="OleObj17"/><draw:image xlink:href="ObjectReplacements/OleObj17"/></draw:frame><text:span text:style-name="T54"/></text:p>
      <text:p text:style-name="P2"><text:span text:style-name="T55">20. From the following table, write a SQL query to select a range of products whose price is in the range Rs.200 to Rs.600. Begin and end values are included. Return pro_id, pro_name, pro_price, and pro_com.</text:span></text:p>
      <text:p text:style-name="P2"><text:span text:style-name="T56">Code:</text:span></text:p>
      <text:p text:style-name="P2"><text:span text:style-name="T57">-- Create the item_mast table</text:span></text:p>
      <text:p text:style-name="P2"><text:span text:style-name="T57">CREATE TABLE item_mast (</text:span></text:p>
      <text:p text:style-name="P2"><text:span text:style-name="T57">PRO_ID INT PRIMARY KEY,</text:span></text:p>
      <text:p text:style-name="P2"><text:span text:style-name="T57">PRO_NAME VARCHAR(50),</text:span></text:p>
      <text:p text:style-name="P2"><text:span text:style-name="T57">PRO_PRICE DECIMAL(10, 2),</text:span></text:p>
      <text:p text:style-name="P2"><text:span text:style-name="T57">PRO_COM INT</text:span></text:p>
      <text:p text:style-name="P2"><text:span text:style-name="T57">);</text:span></text:p>
      <text:p text:style-name="P2"><text:span text:style-name="T57">-- Insert records into the item_mast table</text:span></text:p>
      <text:p text:style-name="P2"><text:span text:style-name="T57">INSERT INTO item_mast (PRO_ID, PRO_NAME, PRO_PRICE, PRO_COM)</text:span></text:p>
      <text:p text:style-name="P2"><text:span text:style-name="T57">VALUES</text:span></text:p>
      <text:p text:style-name="P2"><text:span text:style-name="T57">(101, 'Mother Board', 3200.00, 15),</text:span></text:p>
      <text:p text:style-name="P2"><text:span text:style-name="T57">(102, 'Key Board', 450.00, 16),</text:span></text:p>
      <text:p text:style-name="P2"><text:span text:style-name="T57">(103, 'ZIP drive', 250.00, 14),</text:span></text:p>
      <text:p text:style-name="P2"><text:span text:style-name="T57">(104, 'Speaker', 550.00, 16),</text:span></text:p>
      <text:p text:style-name="P2"><text:span text:style-name="T57">(105, 'Monitor', 5000.00, 11),</text:span></text:p>
      <text:p text:style-name="P2"><text:span text:style-name="T57">(106, 'DVD drive', 900.00, 12),</text:span></text:p>
      <text:p text:style-name="P2"><text:span text:style-name="T57">(107, 'CD drive', 800.00, 12),</text:span></text:p>
      <text:p text:style-name="P2"><text:span text:style-name="T57">(108, 'Printer', 2600.00, 13),</text:span></text:p>
      <text:p text:style-name="P2"><text:span text:style-name="T57">(109, 'Refill cartridge', 350.00, 13),</text:span></text:p>
      <text:p text:style-name="P2"><text:span text:style-name="T57">(110, 'Mouse', 250.00, 12);</text:span></text:p>
      <text:p text:style-name="P2"><text:span text:style-name="T57">-- Select products within the price range of Rs.200 to Rs.600</text:span></text:p>
      <text:p text:style-name="P2"><text:span text:style-name="T57">SELECT PRO_ID, PRO_NAME, PRO_PRICE, PRO_COM</text:span></text:p>
      <text:p text:style-name="P2"><text:span text:style-name="T57">FROM item_mast</text:span></text:p>
      <text:p text:style-name="P2"><text:span text:style-name="T57">WHERE PRO_PRICE BETWEEN 200.00 AND 600.00;</text:span><text:span text:style-name="T58"/></text:p>
      <text:p text:style-name="P2"><text:span text:style-name="T58">Output:</text:span></text:p>
      <text:p text:style-name="P2"><draw:frame text:anchor-type="as-char" svg:width="87.05mm" svg:height="43.92mm" style:rel-width="scale" style:rel-height="scale"><draw:object-ole xlink:href="OleObj18"/><draw:image xlink:href="ObjectReplacements/OleObj18"/></draw:frame><text:span text:style-name="T58"/></text:p>
      <text:p text:style-name="P2"><text:span text:style-name="T59">22. From the following table, write a SQL query to display the pro_name as 'Item Name' and pro_priceas 'Price in Rs.'</text:span><text:span text:style-name="T60"/></text:p>
      <text:p text:style-name="P2"><text:span text:style-name="T60">Code:</text:span></text:p>
      <text:p text:style-name="P2"><text:span text:style-name="T61">SELECT pro_name AS 'Item Name', CONCAT('Price in Rs ', pro_price) AS 'Price in Rs'</text:span></text:p>
      <text:p text:style-name="P2"><text:span text:style-name="T61">FROM item_mast;</text:span><text:span text:style-name="T62"/></text:p>
      <text:p text:style-name="P2"><text:span text:style-name="T62">Output:</text:span></text:p>
      <text:p text:style-name="P2"><draw:frame text:anchor-type="as-char" svg:width="53.71mm" svg:height="51.59mm" style:rel-width="scale" style:rel-height="scale"><draw:object-ole xlink:href="OleObj19"/><draw:image xlink:href="ObjectReplacements/OleObj19"/></draw:frame><text:span text:style-name="T62"/></text:p>
      <text:p text:style-name="P2"><text:span text:style-name="T62"/></text:p>
      <text:p text:style-name="P2"><text:span text:style-name="T63">23. From the following table, write a SQL query to find the items whose prices are higher than or equal to $250. Order the result by product price in descending, then product name in ascending. Return pro_name and pro_price.</text:span><text:span text:style-name="T64"/></text:p>
      <text:p text:style-name="P2"><text:span text:style-name="T64">Code:</text:span></text:p>
      <text:p text:style-name="P2"><text:span text:style-name="T65">select pro_name, pro_price</text:span></text:p>
      <text:p text:style-name="P2"><text:span text:style-name="T65">from item_mast</text:span></text:p>
      <text:p text:style-name="P2"><text:span text:style-name="T65">where pro_price &gt;= 250</text:span></text:p>
      <text:p text:style-name="P2"><text:span text:style-name="T65">order by pro_price decs, pro_name asc;</text:span><text:span text:style-name="T66"/></text:p>
      <text:p text:style-name="P2"><text:span text:style-name="T66">Output:</text:span></text:p>
      <text:p text:style-name="P2"><draw:frame text:anchor-type="as-char" svg:width="42.07mm" svg:height="54.50mm" style:rel-width="scale" style:rel-height="scale"><draw:object-ole xlink:href="OleObj20"/><draw:image xlink:href="ObjectReplacements/OleObj20"/></draw:frame><text:span text:style-name="T66"/></text:p>
      <text:p text:style-name="P2"><text:span text:style-name="T66"/></text:p>
      <text:p text:style-name="P2"><text:span text:style-name="T67">24. From the following table, write a SQL query to calculate average price of the items for each company. Return average price and companycode</text:span><text:span text:style-name="T68"/></text:p>
      <text:p text:style-name="P2"><text:span text:style-name="T68">Code:</text:span></text:p>
      <text:p text:style-name="P2"><text:span text:style-name="T69">select pro_com AS companycode, avg(pro_price) as average_price</text:span></text:p>
      <text:p text:style-name="P2"><text:span text:style-name="T69">from item_mast</text:span></text:p>
      <text:p text:style-name="P2"><text:span text:style-name="T69">group by pro_com;</text:span><text:span text:style-name="T70"/></text:p>
      <text:p text:style-name="P2"><text:span text:style-name="T70">Output:</text:span></text:p>
      <text:p text:style-name="P2"><draw:frame text:anchor-type="as-char" svg:width="50.01mm" svg:height="36.78mm" style:rel-width="scale" style:rel-height="scale"><draw:object-ole xlink:href="OleObj21"/><draw:image xlink:href="ObjectReplacements/OleObj21"/></draw:frame><text:span text:style-name="T70"/></text:p>
      <text:p text:style-name="P2"><text:span text:style-name="T70"/></text:p>
      <text:p text:style-name="P2"><text:span text:style-name="T70"/></text:p>
      <text:p text:style-name="P2"><text:span text:style-name="T70"/></text:p>
      <text:p text:style-name="P2"><text:span text:style-name="T70"/></text:p>
      <text:p text:style-name="P2"><text:span text:style-name="T70"/></text:p>
      <text:p text:style-name="P2"><text:span text:style-name="T71"/></text:p>
      <text:p text:style-name="P2"><text:span text:style-name="T71"/></text:p>
      <text:p text:style-name="P2"><text:span text:style-name="T72"/></text:p>
      <text:p text:style-name="P2"><text:span text:style-name="T72"/></text:p>
      <text:p text:style-name="P3"><text:span text:style-name="T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